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font-name="Lucida Grande1" fo:font-size="9.75pt" fo:letter-spacing="normal" fo:font-style="normal" fo:font-weight="bold" fo:background-color="#990011"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666666" style:font-name="Lucida Grande1" fo:font-size="18pt" fo:letter-spacing="normal" fo:font-style="normal" fo:font-weight="bold" fo:background-color="transparent"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style:style>
    <style:style style:name="P4" style:family="paragraph" style:parent-style-name="Text_20_body" style:list-style-name="L6">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444444" style:font-name="Lucida Grande1" fo:font-size="9pt" fo:letter-spacing="normal" fo:font-style="normal" fo:font-weight="normal" fo:background-color="transparent" loext:padding="0in" loext:border="none"/>
    </style:style>
    <style:style style:name="P5"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8"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9"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0"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1"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2"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3"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4" style:family="paragraph" style:parent-style-name="Text_20_body" style:list-style-name="L8">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222222" style:font-name="Lucida Grande1" fo:font-size="9pt" fo:letter-spacing="normal" fo:font-style="normal" fo:font-weight="normal" fo:background-color="#ffffff" loext:padding="0in" loext:border="none"/>
    </style:style>
    <style:style style:name="P1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7" style:family="paragraph" style:parent-style-name="Text_20_body">
      <style:paragraph-properties fo:margin-left="0in" fo:margin-right="0in" fo:orphans="2" fo:widows="2" fo:text-indent="0in" style:auto-text-indent="false"/>
      <style:text-properties fo:font-variant="normal" fo:text-transform="none" fo:color="#444444" style:font-name="Lucida Grande1" fo:font-size="9.75pt" fo:letter-spacing="normal" fo:font-style="normal" fo:font-weight="normal" fo:background-color="transparent" loext:padding="0in" loext:border="none"/>
    </style:style>
    <style:style style:name="P18" style:family="paragraph" style:parent-style-name="Heading_20_4">
      <style:text-properties fo:font-variant="normal" fo:text-transform="none" fo:color="#444444" style:font-name="Lucida Grande" fo:font-size="15pt" fo:letter-spacing="normal" fo:font-style="normal" fo:font-weight="bold"/>
    </style:style>
    <style:style style:name="P19"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003366" style:font-name="Lucida Grande" fo:font-size="9.75pt" fo:letter-spacing="normal" fo:font-style="normal" fo:font-weight="bold" fo:background-color="transparent" loext:padding="0in" loext:border="none"/>
    </style:style>
    <style:style style:name="P20"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14477" style:font-name="Lucida Grande" fo:font-size="9.75pt" fo:letter-spacing="normal" fo:font-style="normal" fo:font-weight="bold" fo:background-color="transparent" loext:padding="0in" loext:border="none"/>
    </style:style>
    <style:style style:name="T1" style:family="text">
      <style:text-properties fo:font-variant="normal" fo:text-transform="none" fo:color="#444444" style:font-name="Lucida Grande1" fo:font-size="9.75pt" fo:letter-spacing="normal" fo:font-style="normal" fo:font-weight="normal" fo:background-color="transparent" loext:char-shading-value="0" loext:padding="0in" loext:border="none"/>
    </style:style>
    <style:style style:name="T2" style:family="text">
      <style:text-properties fo:font-variant="normal" fo:text-transform="none" fo:color="#444444" style:font-name="Lucida Grande1" fo:font-size="9.75pt" fo:letter-spacing="normal" fo:font-style="normal" style:text-underline-style="solid" style:text-underline-width="auto" style:text-underline-color="font-color" fo:font-weight="bold" fo:background-color="transparent" loext:char-shading-value="0" loext:padding="0in" loext:border="none"/>
    </style:style>
    <style:style style:name="T3" style:family="text">
      <style:text-properties fo:font-variant="normal" fo:text-transform="none" fo:color="#444444" style:font-name="Lucida Grande1" fo:font-size="9.75pt" fo:letter-spacing="normal" fo:font-style="normal" fo:font-weight="bold" fo:background-color="transparent" loext:char-shading-value="0" loext:padding="0in" loext:border="none"/>
    </style:style>
    <style:style style:name="T4" style:family="text">
      <style:text-properties fo:font-variant="normal" fo:text-transform="none" fo:color="#444444" style:font-name="Lucida Grande1" fo:font-size="9pt" fo:letter-spacing="normal" fo:font-style="normal" fo:font-weight="bold" fo:background-color="transparent" loext:char-shading-value="0" loext:padding="0in" loext:border="none"/>
    </style:style>
    <style:style style:name="T5" style:family="text">
      <style:text-properties fo:font-variant="normal" fo:text-transform="none" fo:color="#444444" style:font-name="Lucida Grande1" fo:font-size="12pt" fo:letter-spacing="normal" fo:font-style="normal" fo:font-weight="bold" fo:background-color="transparent" loext:char-shading-value="0" loext:padding="0in" loext:border="none"/>
    </style:style>
    <style:style style:name="T6" style:family="text">
      <style:text-properties fo:font-variant="normal" fo:text-transform="none" fo:color="#336699" style:font-name="Lucida Grande1" fo:font-size="9.75pt" fo:letter-spacing="normal" fo:font-style="normal" fo:font-weight="normal" fo:background-color="transparent" loext:char-shading-value="0" loext:padding="0in" loext: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4">- Lab 9 - Quicksort</text:h>
      <text:p text:style-name="P1">April</text:p>
      <text:p text:style-name="P2">19</text:p>
      <text:p text:style-name="P17">Wednesday, April 19 at 11:59pm </text:p>
      <text:p text:style-name="P15"><text:span text:style-name="T1">This is a </text:span><text:span text:style-name="Strong_20_Emphasis"><text:span text:style-name="T2">no-help</text:span></text:span><text:span text:style-name="T1"> Lab. The TAs will be able to help understand the concepts of the quicksort algorithm (Median of 3 and Partitioning), but they will not be able to answer questions about implementation or help debug your code with you. Help can be given in understanding possible causes of Valgrind and Compilation errors, but the TA will not be able to work with you to solve them.  It is OK to work through examples with other students, but you should do the design, implementation, coding and debugging on your own. The book is a great resource for example code. You may Google for help with syntax and errors, but do not look for code or other implementations of the quicksort algorithm.</text:span></text:p>
      <text:p text:style-name="P15"><text:span text:style-name="Strong_20_Emphasis"><text:span text:style-name="T3">Purpose</text:span></text:span></text:p>
      <text:p text:style-name="P6">The purpose of this lab is to implement quicksort.</text:p>
      <text:h text:style-name="P20" text:outline-level="3">Key Reading</text:h>
      <text:list xml:id="list1864936797295226142" text:style-name="L1">
        <text:list-item>
          <text:p text:style-name="P7">10.9-10.10</text:p>
        </text:list-item>
      </text:list>
      <text:h text:style-name="P20" text:outline-level="3">Background</text:h>
      <text:p text:style-name="P6">Quicksort is a sorting algorithm developed by Tony Hoare that, on average, makes O(n log n) comparisons to sort n items. It is also known as partition-exchange sort. In the worst case, it makes O(n^2) comparisons, though this behavior is rare. Quicksort is typically faster in practice than other O(n log n) algorithms. Additionally, quicksort's sequential and localized memory references work well with a cache. Quicksort can be implemented as an in-place partitioning algorithm,</text:p>
      <text:h text:style-name="P20" text:outline-level="3">Requirements</text:h>
      <text:p text:style-name="P6">You will need these files to complete this assignment: </text:p>
      <text:p text:style-name="P16"><text:span text:style-name="T1">Lab9_v3.zip  </text:span><text:a xlink:type="simple" xlink:href="https://learningsuite.byu.edu/plugins/Upload/fileDownload.php?fileId=f8dfe6be-1exo-VWOn-V41K-uZa8a4074f6e" office:target-frame-name="_blank" xlink:show="new" text:style-name="Internet_20_link" text:visited-style-name="Visited_20_Internet_20_Link"><text:span text:style-name="T6">Download</text:span></text:a><text:span text:style-name="T1"> </text:span></text:p>
      <text:h text:style-name="P19" text:outline-level="4">Part 1 - Array Tests (5 points)</text:h>
      <text:list xml:id="list5294805385971220575" text:style-name="L2">
        <text:list-item>
          <text:p text:style-name="P8">The Test Driver will test your implementation of the QSInterface.h. To get credit for this part you must pass the first 3 tests. This deals with testing operations such as creating and adding to an array. </text:p>
        </text:list-item>
      </text:list>
      <text:h text:style-name="P20" text:outline-level="3">Part 2 - Median of Three (8 points)</text:h>
      <text:list xml:id="list8598699278573823441" text:style-name="L3">
        <text:list-item>
          <text:p text:style-name="P9">This is for the fourth test of the Test Driver. It will test your implementation of the median of three function.</text:p>
        </text:list-item>
      </text:list>
      <text:p text:style-name="P15"><text:span text:style-name="Strong_20_Emphasis"><text:span text:style-name="T3">Part 3 - Partition (10 points)</text:span></text:span></text:p>
      <text:list xml:id="list3638752828807988406" text:style-name="L4">
        <text:list-item>
          <text:p text:style-name="P10">This is the fifth test of the Test Driver. It will test your implementation of the partition function.</text:p>
        </text:list-item>
      </text:list>
      <text:p text:style-name="P15"><text:span text:style-name="Strong_20_Emphasis"><text:span text:style-name="T3">Part 4 - Sort All (10 points)</text:span></text:span></text:p>
      <text:list xml:id="list1101793093466986754" text:style-name="L5">
        <text:list-item>
          <text:p text:style-name="P11">This is the very last test of the test driver. It will test whether or not you are able to create your own recursive function using the medianOfThree() and partition() functions you already coded for the previous tests.</text:p>
        </text:list-item>
      </text:list>
      <text:p text:style-name="P16"><text:span text:style-name="Strong_20_Emphasis"><text:span text:style-name="T4">UML design document. (2 points)</text:span></text:span></text:p>
      <text:list xml:id="list2289896020250790322" text:style-name="L6">
        <text:list-item>
          <text:p text:style-name="P4">Refer to page 113 in the book for an example.</text:p>
        </text:list-item>
        <text:list-item>
          <text:p text:style-name="P4">Please bring when asking TAs questions.</text:p>
        </text:list-item>
        <text:list-item>
          <text:p text:style-name="P12">You must bring a hard copy when you come in to pass off.</text:p>
        </text:list-item>
      </text:list>
      <text:p text:style-name="P16"><text:span text:style-name="Strong_20_Emphasis"><text:span text:style-name="T4">Valgrind (5 points)</text:span></text:span></text:p>
      <text:list xml:id="list4167519878128826729" text:style-name="L7">
        <text:list-item>
          <text:p text:style-name="P13">Your solution must be free of memory leaks and other Valgrind errors.</text:p>
        </text:list-item>
      </text:list>
      <text:p text:style-name="P3"><text:span text:style-name="Strong_20_Emphasis"><text:span text:style-name="T5">Notes</text:span></text:span></text:p>
      <text:list xml:id="list1864043260531179959" text:style-name="L8">
        <text:list-item>
          <text:p text:style-name="P5">No predefined data structures may be used for this lab; you must use an array.</text:p>
        </text:list-item>
        <text:list-item>
          <text:p text:style-name="P5">You are required to write a separate '.h' and '.cpp' for every class you implement.</text:p>
        </text:list-item>
        <text:list-item>
          <text:p text:style-name="P5">Please note that because the Test Driver uses random tests, your code will need to be run multiple times to ensure it passes all cases. You must pass each time in order to get full credit for the lab.</text:p>
        </text:list-item>
        <text:list-item>
          <text:p text:style-name="P14"><text:soft-page-break/>You should follow the partition algorithm used on p. 611 of the course text.  If students follow the outline on p. 611 they will partition in the way that the main function expects.</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5:29:52.822116914</meta:creation-date>
    <dc:date>2017-04-20T15:30:09.363521132</dc:date>
    <meta:editing-duration>PT16S</meta:editing-duration>
    <meta:editing-cycles>1</meta:editing-cycles>
    <meta:document-statistic meta:table-count="0" meta:image-count="0" meta:object-count="0" meta:page-count="2" meta:paragraph-count="34" meta:word-count="541" meta:character-count="2989" meta:non-whitespace-character-count="2486"/>
    <meta:generator>LibreOffice/5.1.6.2$Linux_X86_64 LibreOffice_project/10m0$Build-2</meta:generator>
  </office:meta>
</office:document-meta>
</file>